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366815" officeooo:paragraph-rsid="00366815"/>
    </style:style>
    <style:style style:name="P3" style:family="paragraph" style:parent-style-name="Standard">
      <style:text-properties style:font-name="Linux Libertine O" officeooo:rsid="002cf708" officeooo:paragraph-rsid="002cf708"/>
    </style:style>
    <style:style style:name="P4" style:family="paragraph" style:parent-style-name="Heading">
      <style:text-properties style:font-name="Linux Libertine O" officeooo:rsid="00294093" officeooo:paragraph-rsid="003b96c7"/>
    </style:style>
    <style:style style:name="P5" style:family="paragraph" style:parent-style-name="Preformatted_20_Text">
      <style:text-properties style:font-name="Linux Libertine O" fo:font-size="12pt" style:font-size-asian="12pt" style:font-size-complex="12pt"/>
    </style:style>
    <style:style style:name="P6" style:family="paragraph" style:parent-style-name="Standard">
      <style:text-properties style:font-name="Linux Libertine O" officeooo:rsid="00366815" officeooo:paragraph-rsid="00366815"/>
    </style:style>
    <style:style style:name="P7" style:family="paragraph" style:parent-style-name="Standard">
      <style:text-properties style:font-name="Linux Libertine O" officeooo:rsid="00294093" officeooo:paragraph-rsid="00294093"/>
    </style:style>
    <style:style style:name="P8" style:family="paragraph" style:parent-style-name="Standard">
      <style:text-properties style:font-name="Linux Libertine O" officeooo:rsid="00294093" officeooo:paragraph-rsid="00340a02"/>
    </style:style>
    <style:style style:name="P9" style:family="paragraph" style:parent-style-name="Standard">
      <style:text-properties style:font-name="Linux Libertine O" officeooo:rsid="003b96c7" officeooo:paragraph-rsid="003b96c7"/>
    </style:style>
    <style:style style:name="P10" style:family="paragraph" style:parent-style-name="Standard">
      <style:text-properties officeooo:paragraph-rsid="00366815"/>
    </style:style>
    <style:style style:name="P11" style:family="paragraph" style:parent-style-name="Standard">
      <style:text-properties style:font-name="Linux Libertine O" fo:font-size="12pt" officeooo:paragraph-rsid="002cf708" style:font-size-asian="12pt" style:font-size-complex="12pt"/>
    </style:style>
    <style:style style:name="P12" style:family="paragraph" style:parent-style-name="Standard">
      <style:text-properties style:font-name="Linux Libertine O" fo:font-size="12pt" officeooo:rsid="00366815" officeooo:paragraph-rsid="00366815" style:font-size-asian="12pt" style:font-size-complex="12pt"/>
    </style:style>
    <style:style style:name="P13" style:family="paragraph" style:parent-style-name="Standard">
      <style:text-properties style:font-name="Linux Libertine O" fo:font-size="12pt" officeooo:rsid="00356cf3" officeooo:paragraph-rsid="00340a02" style:font-size-asian="12pt" style:font-size-complex="12pt"/>
    </style:style>
    <style:style style:name="P14" style:family="paragraph" style:parent-style-name="Standard">
      <style:text-properties style:font-name="Linux Libertine O" fo:font-size="12pt" officeooo:rsid="00294093" officeooo:paragraph-rsid="00294093" style:font-size-asian="12pt" style:font-size-complex="12pt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3b96c7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fo:font-size="14pt" fo:font-weight="bold" officeooo:rsid="003b96c7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3b96c7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fo:font-weight="bold" officeooo:rsid="002cf70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313fa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3b96c7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40a02"/>
    </style:style>
    <style:style style:name="T11" style:family="text">
      <style:text-properties officeooo:rsid="003b96c7"/>
    </style:style>
    <style:style style:name="T12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9">Roast veg</text:span><text:span text:style-name="T8"> pasta</text:span><text:span text:style-name="T7"> sauce</text:span><text:span text:style-name="T5"> (</text:span><text:span text:style-name="T9">6</text:span><text:span text:style-name="T5"> portions; </text:span><text:span text:style-name="T6">1½ hours</text:span><text:span text:style-name="T5">)</text:span></text:h>
      <text:p text:style-name="Heading"><text:span text:style-name="T1">For the </text:span><text:span text:style-name="T2">roast</text:span></text:p>
      <text:p text:style-name="P8"><text:span text:style-name="T11">quite a lot of </text:span>olive oil</text:p>
      <text:p text:style-name="P9">1kg courgettes</text:p>
      <text:p text:style-name="P1"><text:span text:style-name="T11">3 large</text:span> red onion<text:span text:style-name="T10">s</text:span></text:p>
      <text:p text:style-name="P9">2-3 red peppers</text:p>
      <text:p text:style-name="P2"><text:span text:style-name="T11">8-10</text:span> cloves garlic</text:p>
      <text:p text:style-name="P9">150g cherry tomatoes</text:p>
      <text:p text:style-name="P9"/>
      <text:p text:style-name="P9">½ tsp salt</text:p>
      <text:p text:style-name="P9">erbs de provence</text:p>
      <text:p text:style-name="P9">(optional) fresh thyme</text:p>
      <text:p text:style-name="P2"/>
      <text:p text:style-name="P2"/>
      <text:p text:style-name="P9">Preheat the oven to 210 degrees. Chop the veg into chunks and pour over some olive oil. Mix in the garlic cloves and tomatoes, and spread over 2-3 baking trays.</text:p>
      <text:p text:style-name="P9"/>
      <text:p text:style-name="P9">Sprinkle the salt over the veg and top with the herbs, place in the oven for 30-40 minutes. Adjust the heat if necessary.</text:p>
      <text:p text:style-name="P1"/>
      <text:p text:style-name="P1"/>
      <text:p text:style-name="P4"><text:span text:style-name="T3">For the </text:span><text:span text:style-name="T4">sauce</text:span></text:p>
      <text:p text:style-name="P1"/>
      <text:p text:style-name="P9">½ tsp ground coriander</text:p>
      <text:p text:style-name="P9">½ tsp ground cumin</text:p>
      <text:p text:style-name="P9">1 tsp paprika</text:p>
      <text:p text:style-name="P9">1 tsp basil</text:p>
      <text:p text:style-name="P9">1 tsp erbs de provence</text:p>
      <text:p text:style-name="P9"/>
      <text:p text:style-name="P3"><text:span text:style-name="T11">2</text:span> tin<text:span text:style-name="T11">s</text:span> peeled plum tomatoes</text:p>
      <text:p text:style-name="P9">2 tins of chickpeas</text:p>
      <text:p text:style-name="P9">2 stock cubes</text:p>
      <text:p text:style-name="P11"/>
      <text:p text:style-name="P5"/>
      <text:p text:style-name="P5"><text:span text:style-name="T11">F</text:span>ry <text:span text:style-name="T11">the </text:span>spices and erbs in a bit of oil, add the tinned tom<text:span text:style-name="T11">atoes and </text:span>break them up, <text:span text:style-name="T11">then </text:span>add the chickpeas <text:span text:style-name="T11">(including water from the can)</text:span> and crumbled stock cubes.<text:line-break/><text:span text:style-name="T11">B</text:span>ring to the boil and simmer for 20 min<text:span text:style-name="T11">utes.</text:span></text:p>
      <text:p text:style-name="P5"/>
      <text:p text:style-name="P5"><text:span text:style-name="T11">O</text:span>nce the veg is done, pile it into the pot and mix well. <text:span text:style-name="T11">A</text:span>dd a bit of hot water if the sauce needs thinning out, <text:span text:style-name="T11">and </text:span>cook for 5-10 min<text:span text:style-name="T11">utes</text:span>.</text:p>
      <text:p text:style-name="P12"/>
      <text:p text:style-name="P13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05-19T23:30:21.488241768</dc:date>
    <meta:editing-duration>PT1H13M19S</meta:editing-duration>
    <meta:editing-cycles>28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199" meta:character-count="1000" meta:non-whitespace-character-count="826"/>
  </office:meta>
</office:document-meta>
</file>